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395000002AD3ACF2ECE.eps"/>
  <manifest:file-entry manifest:media-type="" manifest:full-path="Pictures/20000002000004F700000381286F8C5D.eps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Heading_20_2" style:list-style-name="">
      <style:paragraph-properties fo:text-align="justify" style:justify-single-word="false" fo:orphans="2" fo:widows="2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3" style:family="paragraph" style:parent-style-name="Standard" style:list-style-name="L1"/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Рис.">
      <style:paragraph-properties fo:margin-left="0in" fo:margin-right="0in" fo:text-indent="0in" style:auto-text-indent="false"/>
    </style:style>
    <style:style style:name="P19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.05in" fo:margin-right="0.05in" fo:margin-top="0.05in" fo:margin-bottom="0.05in"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23132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20634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49051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9338400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37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059443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9">Содержание</text:p>
          </text:index-title>
          <text:p text:style-name="P11">Тема работы<text:tab/>3</text:p>
          <text:p text:style-name="P11">Сравнение с аналогами<text:tab/>3</text:p>
          <text:p text:style-name="P11">Целевая аудитория<text:tab/>4</text:p>
          <text:p text:style-name="P17">Пользовательские истории<text:tab/>4</text:p>
          <text:p text:style-name="P11">Анализ требований<text:tab/>4</text:p>
          <text:p text:style-name="P11">Внешняя спецификация<text:tab/>5</text:p>
          <text:p text:style-name="P17">Варианты использования<text:tab/>5</text:p>
          <text:p text:style-name="P17">Диаграммы действий<text:tab/>5</text:p>
          <text:p text:style-name="P17">Диаграммы состояний<text:tab/>5</text:p>
          <text:p text:style-name="P17">Прототип<text:tab/>5</text:p>
          <text:p text:style-name="P11">Руководство пользователя<text:tab/>5</text:p>
          <text:p text:style-name="P11">План тестирования<text:tab/>5</text:p>
        </text:index-body>
      </text:table-of-content>
      <text:p text:style-name="Heading"/>
      <text:h text:style-name="P10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9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2313216"/><text:change-start text:change-id="ct102063408"/>содержание<text:change-end text:change-id="ct102063408"/>.</text:p>
      <text:p text:style-name="Standard"><text:change-start text:change-id="ct104905136"/>Если зритель <text:change-end text:change-id="ct104905136"/><text:change text:change-id="ct49338400"/><text:change-start text:change-id="ct105347056"/>с<text:change-end text:change-id="ct105347056"/>мотр<text:change text:change-id="ct99930144"/><text:change-start text:change-id="ct105200096"/>ит<text:change-end text:change-id="ct105200096"/> сериал с субтитрами и подсматривание<text:change text:change-id="ct103542512"/><text:change-start text:change-id="ct73907968"/>т<text:change-end text:change-id="ct73907968"/> в словарь при обнаружении неизвестных слов<text:change-start text:change-id="ct105145872"/>, то это <text:change-end text:change-id="ct105145872"/><text:s/>отвлекает <text:change-start text:change-id="ct112537008"/>его <text:change-end text:change-id="ct112537008"/>от <text:change text:change-id="ct100594432"/><text:change-start text:change-id="ct99152304"/>содержания <text:change-end text:change-id="ct99152304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570992"/>,<text:change-end text:change-id="ct112570992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050871197" text:style-name="L1">
        <text:list-item>
          <text:p text:style-name="P13">пользователь загружает субтитры серии, которую хочет посмотреть, <text:s/>на сервис;</text:p>
        </text:list-item>
        <text:list-item>
          <text:p text:style-name="P13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3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3">пользователь отмечает изученные или уже известные слова из полученного <text:s text:c="2"/>списка;</text:p>
        </text:list-item>
        <text:list-item>
          <text:p text:style-name="P13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48290790" text:style-name="L2">
        <text:list-item>
          <text:p text:style-name="P15">русскоговорящие люди, изучающие английский язык,</text:p>
        </text:list-item>
        <text:list-item>
          <text:p text:style-name="P15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36847271" text:style-name="L3">
        <text:list-item>
          <text:p text:style-name="P16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6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использования сервиса.</text:p>
      <text:p text:style-name="Text_20_body"><draw:frame draw:style-name="fr1" draw:name="Frame1" text:anchor-type="paragraph" svg:width="6.4965in" draw:z-index="0"><draw:text-box fo:min-height="4.5846in"><text:p text:style-name="Рис."><draw:frame draw:style-name="fr4" draw:name="graphics1" text:anchor-type="paragraph" svg:x="0.0016in" svg:y="0.0008in" svg:width="6.4965in" style:rel-width="100%" svg:height="4.5846in" style:rel-height="scale" draw:z-index="1"><draw:image xlink:href="Pictures/20000002000004F700000381286F8C5D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йствий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 приведена диаграмма действий при добавлении эпизода.</text:p>
      <text:p text:style-name="Text_20_body">На Рис. приведена диаграмма действий при изменении словаря эпизода.</text:p>
      <text:p text:style-name="Text_20_body">На Рис. приведена диаграмма действий при ознакомлении со словарём эпизода.</text:p>
      <text:h text:style-name="Heading_20_2" text:outline-level="2">Диаграммы состояний</text:h>
      <text:p text:style-name="Text_20_body">На Рис. <text:sequence-ref text:reference-format="value" text:ref-name="refРис.1">2</text:sequence-ref> приведена диаграмма состояний пользователя с точки зрения его привилегий.</text:p>
      <text:p text:style-name="Text_20_body"><draw:frame draw:style-name="fr2" draw:name="Frame2" text:anchor-type="paragraph" svg:width="6.4965in" draw:z-index="2"><draw:text-box fo:min-height="4.8528in"><text:p text:style-name="Рис."><draw:frame draw:style-name="fr5" draw:name="graphics2" text:anchor-type="paragraph" svg:x="0.0016in" svg:y="0.0008in" svg:width="6.4965in" style:rel-width="100%" svg:height="4.8528in" style:rel-height="scale" draw:z-index="3"><draw:image xlink:href="Pictures/2000000200000395000002AD3ACF2ECE.eps" xlink:type="simple" xlink:show="embed" xlink:actuate="onLoad"/></draw:frame>Рис. <text:sequence text:ref-name="refРис.1" text:name="Рис." text:formula="ooow:Рис.+1" style:num-format="1">2</text:sequence>: Диаграмма состояний привилегий пользователя</text:p></draw:text-box></draw:frame><text:soft-page-break/></text:p>
      <text:h text:style-name="P7" text:outline-level="2"/>
      <text:h text:style-name="P8" text:outline-level="2">Прототип</text:h>
      <text:p text:style-name="Text_20_body">На Рис. <text:sequence-ref text:reference-format="value" text:ref-name="refРис.2">3</text:sequence-ref> приведён прототип страницы выбора эпизода.</text:p>
      <text:p text:style-name="Text_20_body">На Рис. <text:sequence-ref text:reference-format="value" text:ref-name="refРис.3">4</text:sequence-ref> приведён прототип страницы редактирования привилегий пользователя.</text:p>
      <text:p text:style-name="Text_20_body"/>
      <text:p text:style-name="Text_20_body"><draw:frame draw:style-name="fr3" draw:name="Frame3" text:anchor-type="char" svg:x="0.9634in" svg:y="-0.0083in" fo:min-width="5.5937in" draw:z-index="4"><draw:text-box fo:min-height="6.0354in"><text:p text:style-name="Рис."><draw:frame draw:style-name="fr6" draw:name="graphics3" text:anchor-type="paragraph" svg:x="0.4in" svg:y="0.0835in" svg:width="4.7071in" style:rel-width="74%" svg:height="6.1437in" style:rel-height="scale" draw:z-index="5"><draw:image xlink:href="../proto_select_ep.png" xlink:type="simple" xlink:show="embed" xlink:actuate="onLoad" draw:filter-name="&lt;All formats&gt;"/></draw:frame>Рис. <text:sequence text:ref-name="refРис.2" text:name="Рис." text:formula="ooow:Рис.+1" style:num-format="1">3</text:sequence>: Прототип страницы выбора эпизода</text:p></draw:text-box></draw:frame></text:p>
      <text:p text:style-name="Text_20_body"><draw:frame draw:style-name="fr1" draw:name="Frame4" text:anchor-type="paragraph" svg:width="5.9165in" draw:z-index="6"><draw:text-box fo:min-height="3.2291in"><text:p text:style-name="Рис."><draw:frame draw:style-name="fr5" draw:name="graphics4" text:anchor-type="paragraph" svg:x="0.0016in" svg:y="0.0008in" svg:width="5.9165in" style:rel-width="100%" svg:height="3.2291in" style:rel-height="scale" draw:z-index="7"><draw:image xlink:href="../proto_edit_priv.png" xlink:type="simple" xlink:show="embed" xlink:actuate="onLoad" draw:filter-name="&lt;All formats&gt;"/></draw:frame>Рис. <text:sequence text:ref-name="refРис.3" text:name="Рис." text:formula="ooow:Рис.+1" style:num-format="1">4</text:sequence>: Прототип страницы редактирования привилегий</text:p></draw:text-box></draw:frame><text:soft-page-break/></text:p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6T01:12:56</dc:date>
    <meta:editing-cycles>88</meta:editing-cycles>
    <meta:editing-duration>PT114H21M59S</meta:editing-duration>
    <meta:generator>OpenOffice.org/3.2$Unix OpenOffice.org_project/320m12$Build-9483</meta:generator>
    <meta:printed-by>Vladimir Rutsky</meta:printed-by>
    <meta:print-date>2011-02-15T14:46:07</meta:print-date>
    <meta:document-statistic meta:table-count="0" meta:image-count="4" meta:object-count="0" meta:page-count="8" meta:paragraph-count="76" meta:word-count="971" meta:character-count="7287"/>
    <meta:user-defined meta:name="Info 1"/>
    <meta:user-defined meta:name="Info 2"/>
    <meta:user-defined meta:name="Info 3"/>
    <meta:user-defined meta:name="Info 4"/>
  </office:meta>
</office:document-meta>
</file>